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b2a" officeooo:paragraph-rsid="0015db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чка будет течь. <text:line-break/>Деревья качаться. <text:line-break/>Небо с ветром будет дуть. <text:line-break/>Травка будет шелестеть.</text:p>
      <text:p text:style-name="P1">Цветочки будут расти.</text:p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08:06:12.576261244</meta:creation-date>
    <dc:date>2021-03-18T08:32:52.017195436</dc:date>
    <meta:editing-duration>PT16M29S</meta:editing-duration>
    <meta:editing-cycles>1</meta:editing-cycles>
    <meta:document-statistic meta:table-count="0" meta:image-count="0" meta:object-count="0" meta:page-count="1" meta:paragraph-count="3" meta:word-count="16" meta:character-count="110" meta:non-whitespace-character-count="92"/>
    <meta:generator>LibreOffice/6.1.5.2$Linux_X86_64 LibreOffice_project/10$Build-2</meta:generator>
  </office:meta>
</office:document-meta>
</file>